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6ec5" officeooo:paragraph-rsid="00016ec5"/>
    </style:style>
    <style:style style:name="P2" style:family="paragraph" style:parent-style-name="Standard">
      <style:text-properties officeooo:rsid="00016ec5" officeooo:paragraph-rsid="000d9720"/>
    </style:style>
    <style:style style:name="P3" style:family="paragraph" style:parent-style-name="Standard">
      <style:text-properties officeooo:rsid="00028c04" officeooo:paragraph-rsid="00045b5c"/>
    </style:style>
    <style:style style:name="P4" style:family="paragraph" style:parent-style-name="Standard">
      <style:text-properties officeooo:rsid="000385e7" officeooo:paragraph-rsid="000385e7"/>
    </style:style>
    <style:style style:name="P5" style:family="paragraph" style:parent-style-name="Standard">
      <style:text-properties officeooo:rsid="00057489" officeooo:paragraph-rsid="00057489"/>
    </style:style>
    <style:style style:name="P6" style:family="paragraph" style:parent-style-name="Standard">
      <style:text-properties officeooo:rsid="0007189d" officeooo:paragraph-rsid="0007189d"/>
    </style:style>
    <style:style style:name="P7" style:family="paragraph" style:parent-style-name="Standard">
      <style:text-properties officeooo:rsid="000d9720" officeooo:paragraph-rsid="000d9720"/>
    </style:style>
    <style:style style:name="P8" style:family="paragraph" style:parent-style-name="Standard">
      <style:text-properties officeooo:rsid="000f16b0" officeooo:paragraph-rsid="000f16b0"/>
    </style:style>
    <style:style style:name="P9" style:family="paragraph" style:parent-style-name="Standard">
      <style:paragraph-properties fo:margin-left="0.4925in" fo:margin-right="0in" fo:text-indent="0in" style:auto-text-indent="false"/>
      <style:text-properties officeooo:rsid="000b46cf" officeooo:paragraph-rsid="000b46cf"/>
    </style:style>
    <style:style style:name="P10" style:family="paragraph" style:parent-style-name="Standard">
      <style:paragraph-properties fo:margin-left="0.4925in" fo:margin-right="0in" fo:text-indent="0in" style:auto-text-indent="false"/>
      <style:text-properties officeooo:rsid="0007189d" officeooo:paragraph-rsid="0007189d"/>
    </style:style>
    <style:style style:name="P11" style:family="paragraph" style:parent-style-name="Standard">
      <style:paragraph-properties fo:margin-left="0.9846in" fo:margin-right="0in" fo:text-indent="0in" style:auto-text-indent="false"/>
      <style:text-properties officeooo:rsid="000f16b0" officeooo:paragraph-rsid="000f16b0"/>
    </style:style>
    <style:style style:name="T1" style:family="text">
      <style:text-properties officeooo:rsid="000385e7"/>
    </style:style>
    <style:style style:name="T2" style:family="text">
      <style:text-properties officeooo:rsid="00045b5c"/>
    </style:style>
    <style:style style:name="T3" style:family="text">
      <style:text-properties officeooo:rsid="0008b147"/>
    </style:style>
    <style:style style:name="T4" style:family="text">
      <style:text-properties officeooo:rsid="000c7c46"/>
    </style:style>
    <style:style style:name="T5" style:family="text">
      <style:text-properties officeooo:rsid="000d9720"/>
    </style:style>
    <style:style style:name="T6" style:family="text">
      <style:text-properties officeooo:rsid="000f16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S.N.A.R.C.</text:p>
      <text:p text:style-name="P2"><text:a xlink:type="simple" xlink:href="https://www.snarc.club/" text:style-name="Internet_20_link" text:visited-style-name="Visited_20_Internet_20_Link"><text:span text:style-name="T5">https://www.snarc.club/</text:span></text:a><text:span text:style-name="T5"> </text:span>site design</text:p>
      <text:p text:style-name="P1"/>
      <text:p text:style-name="P1">Nouns and Verbs</text:p>
      <text:p text:style-name="P1"/>
      <text:p text:style-name="P6">Nouns:</text:p>
      <text:p text:style-name="P3"><text:span text:style-name="T2">person <text:s/><text:tab/>entity who interacts with the website</text:span></text:p>
      <text:p text:style-name="P3">amateur<text:tab/><text:span text:style-name="T1">&lt; person, </text:span>holder of an amateur radio license</text:p>
      <text:p text:style-name="P4">member<text:tab/>&lt; person, has a snarc.club login</text:p>
      <text:p text:style-name="P9">must be an amateur</text:p>
      <text:p text:style-name="P4"/>
      <text:p text:style-name="P5">project <text:tab/>entity that connects persons with each other around a common cause</text:p>
      <text:p text:style-name="P6">profile <text:s/><text:tab/>data that relates to a person</text:p>
      <text:p text:style-name="P6"/>
      <text:p text:style-name="P7">site <text:s text:c="6"/><text:tab/>the collection of web pages for <text:a xlink:type="simple" xlink:href="https://www.snarc.club/" text:style-name="Internet_20_link" text:visited-style-name="Visited_20_Internet_20_Link">https://www.snarc.club/</text:a> .</text:p>
      <text:p text:style-name="P6">Verbs:</text:p>
      <text:p text:style-name="P6">Member manages profile.</text:p>
      <text:p text:style-name="P10"><text:span text:style-name="T3">{Callsign, pw, handle, fullname, email, essay}</text:span></text:p>
      <text:p text:style-name="P10"><text:span text:style-name="T6">ancillaries:</text:span></text:p>
      <text:p text:style-name="P11">QRZ link</text:p>
      <text:p text:style-name="P11">photos</text:p>
      <text:p text:style-name="P11">projects-owns/belongs-to</text:p>
      <text:p text:style-name="P6"/>
      <text:p text:style-name="P6"><text:span text:style-name="T4">Amateur</text:span> enrolls-as member.</text:p>
      <text:p text:style-name="P7">Person navigates site</text:p>
      <text:p text:style-name="P7"/>
      <text:p text:style-name="P8">Member owns project.</text:p>
      <text:p text:style-name="P8">Member belongs-to project.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8T18:24:16.891545314</meta:creation-date>
    <dc:date>2015-02-28T18:48:47.206171959</dc:date>
    <meta:editing-duration>PT24M26S</meta:editing-duration>
    <meta:editing-cycles>13</meta:editing-cycles>
    <meta:generator>LibreOffice/4.3.3.2$Linux_X86_64 LibreOffice_project/430m0$Build-2</meta:generator>
    <meta:document-statistic meta:table-count="0" meta:image-count="0" meta:object-count="0" meta:page-count="1" meta:paragraph-count="22" meta:word-count="90" meta:character-count="622" meta:non-whitespace-character-count="542"/>
  </office:meta>
</office:document-meta>
</file>